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REPL, IDE and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 - Read eval print loo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mand line shell for on-the-fly execution of Scala statements</text:p>
              </text:list-item>
              <text:list-item>
                <text:p>bin/scala</text:p>
              </text:list-item>
              <text:list-item>
                <text:p>mvn scala:console (ikke Window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DE'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y are all !#$&amp;§? compared to what you are used to with Java støtte</text:p>
                <text:list>
                  <text:list-item>
                    <text:p>Netbeans (very good) but bad at other areas...</text:p>
                  </text:list-item>
                  <text:list-item>
                    <text:p>IDEA (pretty good) but slow compilation, bonus community edition is free (with Scala)</text:p>
                  </text:list-item>
                  <text:list-item>
                    <text:p>Eclipse (not all that) but very fast when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asks (20 min)</text:p>
          </draw:text-box>
        </draw:frame>
        <draw:frame presentation:style-name="pr4" draw:text-style-name="P2" draw:layer="layout" svg:width="12.7cm" svg:height="13.859cm" svg:x="1.305cm" svg:y="5.28cm" presentation:class="outline" presentation:user-transformed="true">
          <draw:text-box>
            <text:list text:style-name="L2">
              <text:list-item>
                <text:p><text:span text:style-name="T2">Run REPL</text:span></text:p>
                <text:list>
                  <text:list-item>
                    <text:p><text:span text:style-name="T2">Windows: &lt;&lt;scala_home&gt;&gt;/bin/scala</text:span></text:p>
                  </text:list-item>
                  <text:list-item>
                    <text:p><text:span text:style-name="T2">Others: mvn scala:console (fra scalaexamples/intro)</text:span></text:p>
                  </text:list-item>
                  <text:list-item>
                    <text:p><text:span text:style-name="T2">Execute a few statements</text:span></text:p>
                  </text:list-item>
                </text:list>
              </text:list-item>
              <text:list-item>
                <text:p><text:span text:style-name="T2">Run unit test in IDE (JUnit 4)</text:span></text:p>
                <text:list>
                  <text:list-item>
                    <text:p><text:span text:style-name="T2">Open intro project</text:span></text:p>
                  </text:list-item>
                  <text:list-item>
                    <text:p><text:span text:style-name="T2">scalaexamples.intro.MyFirstTest</text:span></text:p>
                  </text:list-item>
                  <text:list-item>
                    <text:p><text:span text:style-name="T2">Create a failing test</text:span></text:p>
                  </text:list-item>
                  <text:list-item>
                    <text:p><text:span text:style-name="T2">Make it run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4.605cm" svg:height="13.859cm" svg:x="13.335cm" svg:y="5.191cm" presentation:class="outline" presentation:user-transformed="true">
          <draw:text-box>
            <text:list text:style-name="L2">
              <text:list-item>
                <text:p><text:span text:style-name="T2">Make the two classes scalaexamples/intro/HelloWorld.scala print “Hello world”. What is the difference?</text:span></text:p>
              </text:list-item>
              <text:list-item>
                <text:p><text:span text:style-name="T2">Remove comments from @Test for the methods in scalaexamples/intro/CreateStuffTest.scala. Make tests pa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9T15:28:54</meta:creation-date>
    <meta:editing-duration>PT00H54M46S</meta:editing-duration>
    <meta:editing-cycles>26</meta:editing-cycles>
    <meta:generator>OpenOffice.org/3.1$Unix OpenOffice.org_project/310m19$Build-9420</meta:generator>
    <meta:initial-creator>Alf Kristian Støyle</meta:initial-creator>
    <dc:date>2009-11-26T18:03:48</dc:date>
    <dc:creator>Alf Kristian Støyle</dc:creator>
    <meta:document-statistic meta:object-count="38"/>
  </office:meta>
</office:document-meta>
</file>